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4cm" fo:min-width="2.676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stroke="none" svg:stroke-color="#000000" draw:fill="none" draw:fill-color="#ffffff" fo:min-height="0.78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4.572cm" svg:x="3.667cm" svg:y="5.69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3.175cm" svg:height="4.572cm" svg:x="14.589cm" svg:y="5.69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2" draw:layer="layout" svg:width="2.032cm" svg:height="1.016cm" svg:x="4.175cm" svg:y="3.921cm">
          <draw:text-box>
            <text:p>Local</text:p>
          </draw:text-box>
        </draw:frame>
        <draw:frame draw:style-name="gr3" draw:text-style-name="P2" draw:layer="layout" svg:width="2.413cm" svg:height="1.038cm" svg:x="15.097cm" svg:y="3.899cm">
          <draw:text-box>
            <text:p>Github</text:p>
          </draw:text-box>
        </draw:frame>
        <draw:line draw:style-name="gr4" draw:text-style-name="P3" draw:layer="layout" svg:x1="16.24cm" svg:y1="14.208cm" svg:x2="16.24cm" svg:y2="11.668cm">
          <text:p/>
        </draw:line>
        <draw:frame draw:style-name="gr3" draw:text-style-name="P2" draw:layer="layout" svg:width="2.413cm" svg:height="1.038cm" svg:x="15.097cm" svg:y="14.44cm">
          <draw:text-box>
            <text:p>Origin</text:p>
          </draw:text-box>
        </draw:frame>
        <draw:line draw:style-name="gr4" draw:text-style-name="P3" draw:layer="layout" svg:x1="13.7cm" svg:y1="7.985cm" svg:x2="7.731cm" svg:y2="7.985cm">
          <text:p/>
        </draw:line>
        <draw:frame draw:style-name="gr2" draw:text-style-name="P2" draw:layer="layout" svg:width="2.032cm" svg:height="1.016cm" svg:x="9.763cm" svg:y="6.461cm">
          <draw:text-box>
            <text:p>clo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2T06:00:13.914697000</meta:creation-date>
    <dc:date>2017-10-22T06:09:03.171513000</dc:date>
    <dc:creator>Herb Peyerl</dc:creator>
    <meta:editing-duration>PT8M50S</meta:editing-duration>
    <meta:editing-cycles>2</meta:editing-cycles>
    <meta:generator>LibreOffice/5.1.4.2$MacOSX_X86_64 LibreOffice_project/f99d75f39f1c57ebdd7ffc5f42867c12031db97a</meta:generator>
    <meta:document-statistic meta:object-count="8"/>
  </office:meta>
</office:document-meta>
</file>